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/>
    </style:style>
    <style:style style:name="gr2" style:family="graphic" style:parent-style-name="standard">
      <style:graphic-properties svg:stroke-color="#314004" draw:fill="solid" draw:fill-color="#66cc00" draw:textarea-horizontal-align="justify" draw:textarea-vertical-align="middle" draw:auto-grow-height="false"/>
    </style:style>
    <style:style style:name="gr3" style:family="graphic" style:parent-style-name="standard">
      <style:graphic-properties svg:stroke-color="#004586" draw:fill="solid" draw:fill-color="#3399ff" draw:textarea-horizontal-align="justify" draw:textarea-vertical-align="middle" draw:auto-grow-height="false"/>
    </style:style>
    <style:style style:name="gr4" style:family="graphic" style:parent-style-name="standard">
      <style:graphic-properties svg:stroke-color="#ff950e" draw:fill="solid" draw:fill-color="#ffd320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8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512cm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1cm"/>
    </style:style>
    <style:style style:name="gr11" style:family="graphic" style:parent-style-name="standard">
      <style:graphic-properties svg:stroke-color="#314004" draw:fill="solid" draw:fill-color="#669900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ff950e" draw:fill="solid" draw:fill-color="#ff66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/>
    </style:style>
    <style:style style:name="P5" style:family="paragraph">
      <style:paragraph-properties fo:text-align="start">
        <style:tab-stops/>
      </style:paragraph-properties>
      <style:text-properties fo:font-size="10pt"/>
    </style:style>
    <style:style style:name="P6" style:family="paragraph">
      <style:paragraph-properties fo:text-align="start"/>
      <style:text-properties fo:font-size="10pt"/>
    </style:style>
    <style:style style:name="P7" style:family="paragraph">
      <style:text-properties fo:font-size="10pt"/>
    </style:style>
    <style:style style:name="P8" style:family="paragraph">
      <style:paragraph-properties fo:text-align="center">
        <style:tab-stops/>
      </style:paragraph-properties>
    </style:style>
    <style:style style:name="P9" style:family="paragraph">
      <style:paragraph-properties fo:text-align="center">
        <style:tab-stops/>
      </style:paragraph-properties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3.556cm" svg:x="1.254cm" svg:y="1.381cm">
          <text:p text:style-name="P1">Pod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7cm" svg:height="1.037cm" svg:x="3.331cm" svg:y="2.048cm">
          <text:p text:style-name="P1">Container</text:p>
          <text:p text:style-name="P1">Kharvest 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29cm" svg:height="1.037cm" svg:x="1.445cm" svg:y="2.048cm">
          <text:p text:style-name="P1">Container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3cm" svg:height="1.334cm" svg:x="1.656cm" svg:y="3.373cm">
          <text:p text:style-name="P1">File<text:line-break/>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layer="layout" svg:width="1.072cm" svg:height="1.334cm" svg:x="3.064cm" svg:y="3.357cm">
          <text:p text:style-name="P1">File<text:line-break/>B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826cm" svg:height="3.556cm" svg:x="1.254cm" svg:y="1.381cm">
          <text:p text:style-name="P1">Pod 1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2.547cm" svg:height="1.037cm" svg:x="3.331cm" svg:y="2.048cm">
          <text:p text:style-name="P2">Container</text:p>
          <text:p text:style-name="P2">Kharvest 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29cm" svg:height="1.037cm" svg:x="1.445cm" svg:y="2.048cm">
          <text:p text:style-name="P3">Container</text:p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3cm" svg:height="1.334cm" svg:x="1.656cm" svg:y="3.373cm">
          <text:p text:style-name="P1">File<text:line-break/>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layer="layout" svg:width="1.072cm" svg:height="1.334cm" svg:x="3.064cm" svg:y="3.357cm">
          <text:p text:style-name="P1">File<text:line-break/>B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826cm" svg:height="3.556cm" svg:x="1.254cm" svg:y="5.445cm">
          <text:p text:style-name="P1">Pod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7cm" svg:height="1.037cm" svg:x="3.331cm" svg:y="6.112cm">
          <text:p text:style-name="P1">Container</text:p>
          <text:p text:style-name="P1">Kharvest 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29cm" svg:height="1.037cm" svg:x="1.445cm" svg:y="6.112cm">
          <text:p text:style-name="P1">Container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3cm" svg:height="1.334cm" svg:x="1.656cm" svg:y="7.437cm">
          <text:p text:style-name="P1">File<text:line-break/>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layer="layout" svg:width="1.072cm" svg:height="1.334cm" svg:x="3.064cm" svg:y="7.421cm">
          <text:p text:style-name="P1">File<text:line-break/>B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826cm" svg:height="3.556cm" svg:x="1.254cm" svg:y="5.445cm">
          <text:p text:style-name="P1">Pod 2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2.547cm" svg:height="1.037cm" svg:x="3.331cm" svg:y="6.112cm">
          <text:p text:style-name="P2">Container</text:p>
          <text:p text:style-name="P2">Kharvest 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29cm" svg:height="1.037cm" svg:x="1.445cm" svg:y="6.112cm">
          <text:p text:style-name="P3">Container</text:p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3cm" svg:height="1.334cm" svg:x="1.656cm" svg:y="7.437cm">
          <text:p text:style-name="P1">File<text:line-break/>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826cm" svg:height="3.556cm" svg:x="1.254cm" svg:y="9.509cm">
          <text:p text:style-name="P1">Pod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7cm" svg:height="1.037cm" svg:x="3.331cm" svg:y="10.176cm">
          <text:p text:style-name="P1">Container</text:p>
          <text:p text:style-name="P1">Kharvest 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729cm" svg:height="1.037cm" svg:x="1.445cm" svg:y="10.176cm">
          <text:p text:style-name="P1">Container</text:p>
          <text:p text:style-name="P1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3cm" svg:height="1.334cm" svg:x="1.656cm" svg:y="11.501cm">
          <text:p text:style-name="P1">File<text:line-break/>A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1" draw:layer="layout" svg:width="1.072cm" svg:height="1.334cm" svg:x="3.064cm" svg:y="11.485cm">
          <text:p text:style-name="P1">File<text:line-break/>B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4.826cm" svg:height="3.556cm" svg:x="1.254cm" svg:y="9.509cm">
          <text:p text:style-name="P1">Pod 3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2.547cm" svg:height="1.037cm" svg:x="3.331cm" svg:y="10.176cm">
          <text:p text:style-name="P2">Container</text:p>
          <text:p text:style-name="P2">Kharvest client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29cm" svg:height="1.037cm" svg:x="1.445cm" svg:y="10.176cm">
          <text:p text:style-name="P3">Container</text:p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73cm" svg:height="1.334cm" svg:x="1.656cm" svg:y="11.501cm">
          <text:p text:style-name="P1">File<text:line-break/>B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1" draw:layer="layout" svg:width="3.429cm" svg:height="1.905cm" svg:x="9.171cm" svg:y="5.472cm">
          <text:p text:style-name="P1">Pod Kharvest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2.801cm" svg:height="1.037cm" svg:x="9.418cm" svg:y="6.107cm">
          <text:p text:style-name="P2">Container</text:p>
          <text:p text:style-name="P2">Kharvest Serv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5.878cm" svg:y1="2.566cm" svg:x2="9.418cm" svg:y2="6.625cm" draw:start-shape="id1" draw:start-glue-point="1" draw:end-shape="id2" draw:end-glue-point="3" svg:d="M5878 2566c2653 0 884 4059 3540 4059" svg:viewBox="0 0 3541 4060">
          <text:p/>
        </draw:connector>
        <draw:connector draw:style-name="gr5" draw:text-style-name="P1" draw:layer="layout" draw:type="curve" svg:x1="5.878cm" svg:y1="6.63cm" svg:x2="9.418cm" svg:y2="6.625cm" draw:start-shape="id3" draw:start-glue-point="1" draw:end-shape="id2" draw:end-glue-point="3" svg:d="M5878 6630c2653 0 884-5 3540-5" svg:viewBox="0 0 3541 6">
          <text:p/>
        </draw:connector>
        <draw:connector draw:style-name="gr5" draw:text-style-name="P1" draw:layer="layout" draw:type="curve" svg:x1="5.878cm" svg:y1="10.694cm" svg:x2="9.418cm" svg:y2="6.625cm" draw:start-shape="id4" draw:start-glue-point="1" draw:end-shape="id2" svg:d="M5878 10694c2653 0 884-4069 3540-4069" svg:viewBox="0 0 3541 4070">
          <text:p/>
        </draw:connector>
        <draw:frame draw:style-name="gr6" draw:layer="layout" svg:width="3.175cm" svg:height="1.139cm" svg:x="7.223cm" svg:y="2.651cm">
          <draw:text-box>
            <text:p>Notif, file A</text:p>
            <text:p>Notif, file B</text:p>
          </draw:text-box>
        </draw:frame>
        <draw:frame draw:style-name="gr6" draw:layer="layout" svg:width="3.175cm" svg:height="1.139cm" svg:x="7.224cm" svg:y="2.652cm">
          <draw:text-box>
            <text:p>Notif, file A</text:p>
            <text:p>Notif, file B</text:p>
          </draw:text-box>
        </draw:frame>
        <draw:frame draw:style-name="gr6" draw:layer="layout" svg:width="3.175cm" svg:height="1.139cm" svg:x="6.08cm" svg:y="6.084cm">
          <draw:text-box>
            <text:p>Notif, file A</text:p>
            <text:p/>
          </draw:text-box>
        </draw:frame>
        <draw:frame draw:style-name="gr6" draw:layer="layout" svg:width="3.175cm" svg:height="1.139cm" svg:x="7.477cm" svg:y="8.874cm">
          <draw:text-box>
            <text:p>Notif, file B</text:p>
          </draw:text-box>
        </draw:frame>
      </draw:page>
      <draw:page draw:name="page2" draw:style-name="dp1" draw:master-page-name="Default">
        <draw:custom-shape draw:style-name="gr1" draw:text-style-name="P4" draw:layer="layout" svg:width="4.826cm" svg:height="3.556cm" svg:x="1.254cm" svg:y="1.381cm">
          <text:p text:style-name="P1"><text:span text:style-name="T1">Pod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7cm" svg:height="1.037cm" svg:x="3.331cm" svg:y="2.048cm">
          <text:p text:style-name="P1"><text:span text:style-name="T1">Container</text:span></text:p>
          <text:p text:style-name="P1"><text:span text:style-name="T1">Kharv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29cm" svg:height="1.037cm" svg:x="1.445cm" svg:y="2.048cm">
          <text:p text:style-name="P1"><text:span text:style-name="T1">Container</text:span></text:p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73cm" svg:height="1.334cm" svg:x="1.656cm" svg:y="3.373cm">
          <text:p text:style-name="P1"><text:span text:style-name="T1">File</text:span><text:span text:style-name="T1"><text:line-break/></text:span><text:span text:style-name="T1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1.072cm" svg:height="1.334cm" svg:x="3.064cm" svg:y="3.357cm">
          <text:p text:style-name="P1"><text:span text:style-name="T1">File</text:span><text:span text:style-name="T1"><text:line-break/></text:span><text:span text:style-name="T1">B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draw:layer="layout" svg:width="4.826cm" svg:height="3.556cm" svg:x="1.254cm" svg:y="1.381cm">
          <text:p text:style-name="P1"><text:span text:style-name="T1">Pod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6" draw:id="id6" draw:layer="layout" svg:width="2.547cm" svg:height="1.037cm" svg:x="3.331cm" svg:y="2.048cm">
          <text:p text:style-name="P2"><text:span text:style-name="T1">Container</text:span></text:p>
          <text:p text:style-name="P2"><text:span text:style-name="T1">Kharv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29cm" svg:height="1.037cm" svg:x="1.445cm" svg:y="2.048cm">
          <text:p text:style-name="P3"><text:span text:style-name="T1">Container</text:span></text:p>
          <text:p text:style-name="P3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73cm" svg:height="1.334cm" svg:x="1.656cm" svg:y="3.373cm">
          <text:p text:style-name="P1"><text:span text:style-name="T1">File</text:span><text:span text:style-name="T1"><text:line-break/></text:span><text:span text:style-name="T1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1.072cm" svg:height="1.334cm" svg:x="3.064cm" svg:y="3.357cm">
          <text:p text:style-name="P1"><text:span text:style-name="T1">File</text:span><text:span text:style-name="T1"><text:line-break/></text:span><text:span text:style-name="T1">B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draw:layer="layout" svg:width="4.826cm" svg:height="3.556cm" svg:x="1.254cm" svg:y="5.445cm">
          <text:p text:style-name="P1"><text:span text:style-name="T1">Pod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7cm" svg:height="1.037cm" svg:x="3.331cm" svg:y="6.112cm">
          <text:p text:style-name="P1"><text:span text:style-name="T1">Container</text:span></text:p>
          <text:p text:style-name="P1"><text:span text:style-name="T1">Kharv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29cm" svg:height="1.037cm" svg:x="1.445cm" svg:y="6.112cm">
          <text:p text:style-name="P1"><text:span text:style-name="T1">Container</text:span></text:p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73cm" svg:height="1.334cm" svg:x="1.656cm" svg:y="7.437cm">
          <text:p text:style-name="P1"><text:span text:style-name="T1">File</text:span><text:span text:style-name="T1"><text:line-break/></text:span><text:span text:style-name="T1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1.072cm" svg:height="1.334cm" svg:x="3.064cm" svg:y="7.421cm">
          <text:p text:style-name="P1"><text:span text:style-name="T1">File</text:span><text:span text:style-name="T1"><text:line-break/></text:span><text:span text:style-name="T1">B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draw:layer="layout" svg:width="4.826cm" svg:height="3.556cm" svg:x="1.254cm" svg:y="5.445cm">
          <text:p text:style-name="P1"><text:span text:style-name="T1">Pod 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2.547cm" svg:height="1.037cm" svg:x="3.331cm" svg:y="6.112cm">
          <text:p text:style-name="P2"><text:span text:style-name="T1">Container</text:span></text:p>
          <text:p text:style-name="P2"><text:span text:style-name="T1">Kharv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29cm" svg:height="1.037cm" svg:x="1.445cm" svg:y="6.112cm">
          <text:p text:style-name="P3"><text:span text:style-name="T1">Container</text:span></text:p>
          <text:p text:style-name="P3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73cm" svg:height="1.334cm" svg:x="1.656cm" svg:y="7.437cm">
          <text:p text:style-name="P1"><text:span text:style-name="T1">File</text:span><text:span text:style-name="T1"><text:line-break/></text:span><text:span text:style-name="T1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draw:layer="layout" svg:width="4.826cm" svg:height="3.556cm" svg:x="1.254cm" svg:y="9.509cm">
          <text:p text:style-name="P1"><text:span text:style-name="T1">Pod 1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47cm" svg:height="1.037cm" svg:x="3.331cm" svg:y="10.176cm">
          <text:p text:style-name="P1"><text:span text:style-name="T1">Container</text:span></text:p>
          <text:p text:style-name="P1"><text:span text:style-name="T1">Kharv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29cm" svg:height="1.037cm" svg:x="1.445cm" svg:y="10.176cm">
          <text:p text:style-name="P1"><text:span text:style-name="T1">Container</text:span></text:p>
          <text:p text:style-name="P1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73cm" svg:height="1.334cm" svg:x="1.656cm" svg:y="11.501cm">
          <text:p text:style-name="P1"><text:span text:style-name="T1">File</text:span><text:span text:style-name="T1"><text:line-break/></text:span><text:span text:style-name="T1">A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4" draw:text-style-name="P4" draw:layer="layout" svg:width="1.072cm" svg:height="1.334cm" svg:x="3.064cm" svg:y="11.485cm">
          <text:p text:style-name="P1"><text:span text:style-name="T1">File</text:span><text:span text:style-name="T1"><text:line-break/></text:span><text:span text:style-name="T1">B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draw:layer="layout" svg:width="4.826cm" svg:height="3.556cm" svg:x="1.254cm" svg:y="9.509cm">
          <text:p text:style-name="P1"><text:span text:style-name="T1">Pod 3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8" draw:id="id8" draw:layer="layout" svg:width="2.547cm" svg:height="1.037cm" svg:x="3.331cm" svg:y="10.176cm">
          <text:p text:style-name="P2"><text:span text:style-name="T1">Container</text:span></text:p>
          <text:p text:style-name="P2"><text:span text:style-name="T1">Kharvest client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29cm" svg:height="1.037cm" svg:x="1.445cm" svg:y="10.176cm">
          <text:p text:style-name="P3"><text:span text:style-name="T1">Container</text:span></text:p>
          <text:p text:style-name="P3"><text:span text:style-name="T1">Ap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.073cm" svg:height="1.334cm" svg:x="1.656cm" svg:y="11.501cm">
          <text:p text:style-name="P1"><text:span text:style-name="T1">File</text:span><text:span text:style-name="T1"><text:line-break/></text:span><text:span text:style-name="T1">B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1" draw:text-style-name="P4" draw:layer="layout" svg:width="3.429cm" svg:height="1.905cm" svg:x="9.171cm" svg:y="5.472cm">
          <text:p text:style-name="P1"><text:span text:style-name="T1">Pod Kharves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2.801cm" svg:height="1.037cm" svg:x="9.418cm" svg:y="6.107cm">
          <text:p text:style-name="P2"><text:span text:style-name="T1">Container</text:span></text:p>
          <text:p text:style-name="P2"><text:span text:style-name="T1">Kharvest 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9" draw:id="id9" draw:layer="layout" svg:width="1.778cm" svg:height="1.397cm" svg:x="15.662cm" svg:y="5.953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6" draw:text-style-name="P7" draw:layer="layout" svg:width="3.175cm" svg:height="1.139cm" svg:x="7.223cm" svg:y="2.655cm">
          <draw:text-box>
            <text:p><text:span text:style-name="T1">Ack, file A</text:span></text:p>
            <text:p><text:span text:style-name="T1">Download, file B</text:span></text:p>
          </draw:text-box>
        </draw:frame>
        <draw:connector draw:style-name="gr5" draw:text-style-name="P1" draw:layer="layout" draw:type="curve" svg:x1="9.418cm" svg:y1="6.625cm" svg:x2="5.878cm" svg:y2="2.566cm" draw:start-shape="id5" draw:start-glue-point="3" draw:end-shape="id6" svg:d="M9418 6625c-2656 0-887-4059-3540-4059" svg:viewBox="0 0 3541 4060">
          <text:p/>
        </draw:connector>
        <draw:connector draw:style-name="gr5" draw:text-style-name="P1" draw:layer="layout" draw:type="curve" svg:x1="9.418cm" svg:y1="6.625cm" svg:x2="5.878cm" svg:y2="6.63cm" draw:start-shape="id5" draw:start-glue-point="3" draw:end-shape="id7" draw:end-glue-point="1" svg:d="M9418 6625c-2656 0-887 5-3540 5" svg:viewBox="0 0 3541 6">
          <text:p/>
        </draw:connector>
        <draw:frame draw:style-name="gr6" draw:text-style-name="P7" draw:layer="layout" svg:width="3.175cm" svg:height="1.139cm" svg:x="5.953cm" svg:y="5.957cm">
          <draw:text-box>
            <text:p><text:span text:style-name="T1">Download, file A</text:span></text:p>
          </draw:text-box>
        </draw:frame>
        <draw:connector draw:style-name="gr5" draw:text-style-name="P1" draw:layer="layout" draw:type="curve" svg:x1="9.418cm" svg:y1="6.625cm" svg:x2="5.878cm" svg:y2="10.694cm" draw:start-shape="id5" draw:start-glue-point="3" draw:end-shape="id8" draw:end-glue-point="1" svg:d="M9418 6625c-2656 0-887 4069-3540 4069" svg:viewBox="0 0 3541 4070">
          <text:p/>
        </draw:connector>
        <draw:frame draw:style-name="gr6" draw:text-style-name="P7" draw:layer="layout" svg:width="3.175cm" svg:height="1.139cm" svg:x="7.35cm" svg:y="9.386cm">
          <draw:text-box>
            <text:p><text:span text:style-name="T1">Ack, file B</text:span></text:p>
            <text:p><text:span text:style-name="T1"/></text:p>
          </draw:text-box>
        </draw:frame>
        <draw:connector draw:style-name="gr5" draw:text-style-name="P1" draw:layer="layout" draw:type="curve" svg:x1="12.219cm" svg:y1="6.625cm" svg:x2="15.662cm" svg:y2="6.651cm" draw:start-shape="id5" draw:start-glue-point="1" draw:end-shape="id9" svg:d="M12219 6625c2581 0 860 26 3443 26" svg:viewBox="0 0 3444 27">
          <text:p/>
        </draw:connector>
        <draw:frame draw:style-name="gr6" draw:text-style-name="P7" draw:layer="layout" svg:width="3.175cm" svg:height="2.241cm" svg:x="12.684cm" svg:y="5.449cm">
          <draw:text-box>
            <text:p><text:span text:style-name="T1">Store and index</text:span></text:p>
            <text:p><text:span text:style-name="T1">Files</text:span></text:p>
            <text:p><text:span text:style-name="T1"/></text:p>
            <text:p><text:span text:style-name="T1">Store References</text:span></text:p>
          </draw:text-box>
        </draw:frame>
      </draw:page>
      <draw:page draw:name="page3" draw:style-name="dp1" draw:master-page-name="Default">
        <draw:custom-shape draw:style-name="gr2" draw:text-style-name="P5" xml:id="id10" draw:id="id10" draw:layer="layout" svg:width="1.922cm" svg:height="1.037cm" svg:x="4.556cm" svg:y="6.112cm">
          <text:p text:style-name="P2"><text:span text:style-name="T1">Kharvest</text:span></text:p>
          <text:p text:style-name="P2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5" xml:id="id11" draw:id="id11" draw:layer="layout" svg:width="5.082cm" svg:height="1.037cm" svg:x="8.618cm" svg:y="6.107cm">
          <text:p text:style-name="P2"><text:span text:style-name="T1">Kharvest</text:span><text:span text:style-name="T1"><text:line-break/>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1.778cm" svg:height="1.397cm" svg:x="11.16cm" svg:y="7.985cm">
          <text:p text:style-name="P1"><text:span text:style-name="T1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8" draw:text-style-name="P7" draw:layer="layout" svg:width="1.27cm" svg:height="1.047cm" svg:x="6.969cm" svg:y="6.08cm">
          <draw:text-box>
            <text:p><text:span text:style-name="T1">grpc</text:span></text:p>
            <text:p><text:span text:style-name="T1"/></text:p>
          </draw:text-box>
        </draw:frame>
        <draw:connector draw:style-name="gr9" draw:text-style-name="P1" draw:layer="layout" draw:type="curve" svg:x1="6.478cm" svg:y1="6.63cm" svg:x2="8.618cm" svg:y2="6.625cm" draw:start-shape="id10" draw:start-glue-point="1" draw:end-shape="id11" draw:end-glue-point="3" svg:d="M6478 6630c1605 0 535-5 2140-5" svg:viewBox="0 0 2141 6">
          <text:p/>
        </draw:connector>
        <draw:frame draw:style-name="gr10" draw:text-style-name="P7" draw:layer="layout" svg:width="3.175cm" svg:height="2.241cm" svg:x="13.065cm" svg:y="7.722cm">
          <draw:text-box>
            <text:p><text:span text:style-name="T1">-In memory DB</text:span></text:p>
            <text:p><text:span text:style-name="T1">-SQLite</text:span></text:p>
            <text:p><text:span text:style-name="T1">-MySQL</text:span></text:p>
            <text:p><text:span text:style-name="T1">-...</text:span></text:p>
            <text:p><text:span text:style-name="T1"/></text:p>
          </draw:text-box>
        </draw:frame>
        <draw:custom-shape draw:style-name="gr11" draw:text-style-name="P5" xml:id="id12" draw:id="id12" draw:layer="layout" svg:width="2.54cm" svg:height="0.508cm" svg:x="10.779cm" svg:y="6.334cm">
          <text:p text:style-name="P2"><text:span text:style-name="T1">Store interfac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0.254cm" svg:height="2.032cm" svg:x="13.065cm" svg:y="7.67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" draw:text-style-name="P1" draw:layer="layout" svg:x1="12.049cm" svg:y1="6.842cm" svg:x2="12.049cm" svg:y2="7.985cm" draw:start-shape="id12" draw:start-glue-point="2" draw:end-shape="id13" draw:end-glue-point="5" svg:d="M12049 6842v1143" svg:viewBox="0 0 1 1144">
          <text:p/>
        </draw:connector>
        <draw:custom-shape draw:style-name="gr13" draw:text-style-name="P9" xml:id="id14" draw:id="id14" draw:layer="layout" svg:width="1.778cm" svg:height="0.762cm" svg:x="10.271cm" svg:y="4.086cm">
          <text:p text:style-name="P8"><text:span text:style-name="T1">User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1.16cm" svg:y1="4.848cm" svg:x2="11.159cm" svg:y2="6.107cm" draw:start-shape="id14" draw:start-glue-point="2" draw:end-shape="id11" svg:d="M11160 4848v629h-1v630" svg:viewBox="0 0 2 1260">
          <text:p/>
        </draw:connector>
        <draw:frame draw:style-name="gr8" draw:text-style-name="P7" draw:layer="layout" svg:width="1.27cm" svg:height="1.047cm" svg:x="11.033cm" svg:y="4.937cm">
          <draw:text-box>
            <text:p><text:span text:style-name="T1">grpc</text:span></text:p>
            <text:p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2:30:37.532643047</meta:creation-date>
    <dc:date>2017-09-14T19:28:25.007397253</dc:date>
    <meta:editing-duration>PT2H25M38S</meta:editing-duration>
    <meta:editing-cycles>1</meta:editing-cycles>
    <meta:generator>LibreOffice/4.2.8.2$Linux_X86_64 LibreOffice_project/420m0$Build-2</meta:generator>
    <meta:document-statistic meta:object-count="88"/>
  </office:meta>
</office:document-meta>
</file>